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.8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office:value-type="float" office:value="1.26" calcext:value-type="float">
            <text:p>1.26</text:p>
          </table:table-cell>
          <table:table-cell office:value-type="float" office:value="2.51" calcext:value-type="float">
            <text:p>2.51</text:p>
          </table:table-cell>
          <table:table-cell office:value-type="float" office:value="4.32" calcext:value-type="float">
            <text:p>4.32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71.52" calcext:value-type="float">
            <text:p>71.52</text:p>
          </table:table-cell>
          <table:table-cell table:style-name="ce1" office:value-type="string" calcext:value-type="string">
            <text:p>47.1 (to verify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9.66" calcext:value-type="float">
            <text:p>9.66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7.98" calcext:value-type="float">
            <text:p>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11.64" calcext:value-type="float">
            <text:p>11.64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11.52" calcext:value-type="float">
            <text:p>1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4.47" calcext:value-type="float">
            <text:p>4.47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9.93" calcext:value-type="float">
            <text:p>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13.13" calcext:value-type="float">
            <text:p>13.13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10.06" calcext:value-type="float">
            <text:p>10.06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8.87" calcext:value-type="float">
            <text:p>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1.44" calcext:value-type="float">
            <text:p>11.44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15" calcext:value-type="float">
            <text:p>15.15</text:p>
          </table:table-cell>
          <table:table-cell table:style-name="ce1" office:value-type="float" office:value="27.65" calcext:value-type="float">
            <text:p>27.65</text:p>
          </table:table-cell>
          <table:table-cell table:style-name="ce1" office:value-type="float" office:value="18.79" calcext:value-type="float">
            <text:p>1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ON COINCO-BASED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-WORD GENERATION STRATEGY</text:p>
          </table:table-cell>
          <table:table-cell office:value-type="string" calcext:value-type="string">
            <text:p><text:s/>SMRAR 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63" calcext:value-type="float">
            <text:p>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PASS, REPL. MASK TOKEN BY AVERAGE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PASS, REPL MASK TOKEN BY AVERAGE, IGNORING TOKENS OTHER THAN WHOLE WORD TOKENS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4.98" calcext:value-type="float">
            <text:p>4.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ON HOMEMADE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-WORD GENERATION STRATEGY</text:p>
          </table:table-cell>
          <table:table-cell table:style-name="ce1" office:value-type="string" calcext:value-type="string">
            <text:p>SMRAR 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PASS, REPL. MASK TOKEN BY AVERAGE</text:p>
          </table:table-cell>
          <table:table-cell office:value-type="float" office:value="0.82" calcext:value-type="float">
            <text:p>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PASS, REPL MASK TOKEN BY AVERAGE, IGNORING TOKENS OTHER THAN WHOLE WORD TOKENS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1.78" calcext:value-type="float">
            <text:p>1.7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4-10T22:05:55.983735564</dc:date>
    <meta:editing-duration>P2DT1H15M43S</meta:editing-duration>
    <meta:editing-cycles>20</meta:editing-cycles>
    <meta:generator>LibreOffice/7.3.7.2$Linux_X86_64 LibreOffice_project/30$Build-2</meta:generator>
    <meta:document-statistic meta:table-count="1" meta:cell-count="358" meta:object-count="0"/>
  </office:meta>
</office:document-meta>
</file>